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min-height="0.379cm" fo:min-width="0.129cm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379cm" fo:min-width="0.129cm"/>
    </style:style>
    <style:style style:name="gr3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min-height="2.163cm" fo:min-width="3.945cm" fo:padding-top="0.125cm" fo:padding-bottom="0.125cm" fo:padding-left="0.25cm" fo:padding-right="0.25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min-height="0.279cm" fo:min-width="0.029cm" fo:padding-top="0.175cm" fo:padding-bottom="0.175cm" fo:padding-left="0.3cm" fo:padding-right="0.3cm"/>
    </style:style>
    <style:style style:name="gr5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min-height="0.279cm" fo:min-width="0.029cm" fo:padding-top="0.125cm" fo:padding-bottom="0.125cm" fo:padding-left="0.25cm" fo:padding-right="0.25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793cm" fo:min-width="4.659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841cm" fo:min-width="0.591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89cm" svg:height="0.889cm" svg:x="1.762cm" svg:y="16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89cm" svg:height="0.889cm" svg:x="1.762cm" svg:y="15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89cm" svg:height="0.889cm" svg:x="1.762cm" svg:y="14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89cm" svg:height="0.889cm" svg:x="1.762cm" svg:y="12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.762cm" svg:y="11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89cm" svg:height="0.889cm" svg:x="1.762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89cm" svg:height="0.889cm" draw:transform="rotate (1.5707963267949) translate (4.52cm 1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89cm" svg:height="0.889cm" draw:transform="rotate (1.5707963267949) translate (3.159cm 1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89cm" svg:height="0.889cm" svg:x="5.091cm" svg:y="18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89cm" svg:height="0.889cm" draw:transform="rotate (1.5707963267949) translate (4.52cm 10.8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445cm" svg:height="2.413cm" svg:x="6.207cm" svg:y="17.8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9cm" svg:height="0.889cm" draw:transform="rotate (1.5707963267949) translate (5.091cm 20.3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89cm" svg:height="0.889cm" draw:transform="rotate (1.5707963267949) translate (3.73cm 20.3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89cm" svg:height="0.889cm" draw:transform="rotate (1.5707963267949) translate (2.37cm 20.3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889cm" svg:height="0.889cm" draw:transform="rotate (1.5707963267949) translate (7.845cm 17.6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89cm" svg:height="0.889cm" draw:transform="rotate (1.5707963267949) translate (6.484cm 17.6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89cm" svg:height="0.889cm" draw:transform="rotate (1.5707963267949) translate (5.091cm 17.6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889cm" svg:height="0.889cm" draw:transform="rotate (1.5707963267949) translate (7.845cm 16.4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89cm" svg:height="0.889cm" draw:transform="rotate (1.5707963267949) translate (6.484cm 16.4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89cm" svg:height="0.889cm" draw:transform="rotate (1.5707963267949) translate (5.091cm 16.4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89cm" svg:height="0.889cm" draw:transform="rotate (1.5707963267949) translate (3.73cm 16.4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.159cm" svg:height="1.043cm" svg:x="3.667cm" svg:y="15.4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091cm" svg:height="1.091cm" svg:x="7.735cm" svg:y="16.67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7T15:14:38.765431006</meta:creation-date>
    <dc:date>2019-05-17T15:39:34.694282165</dc:date>
    <meta:editing-duration>PT14M29S</meta:editing-duration>
    <meta:editing-cycles>4</meta:editing-cycles>
    <meta:generator>LibreOffice/6.0.7.3$MacOSX_X86_64 LibreOffice_project/dc89aa7a9eabfd848af146d5086077aeed2ae4a5</meta:generator>
    <meta:document-statistic meta:object-count="23"/>
  </office:meta>
</office:document-meta>
</file>